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2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2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2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2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2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2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パルシェン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ゴースト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ゲンガー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スリーパー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キングラー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マルマイン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ナッシー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ガラガラ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すてみ</text:p>
          </table:table-cell>
        </table:table-row>
        <table:table-row table:style-name="ro1">
          <table:table-cell office:value-type="string" calcext:value-type="string">
            <text:p>n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エビワラー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てつのこぶし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office:value-type="float" office:value="109" calcext:value-type="float">
            <text:p>10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マタドガス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サイドン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ガルーラ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きもったま</text:p>
          </table:table-cell>
        </table:table-row>
        <table:table-row table:style-name="ro2">
          <table:table-cell office:value-type="string" calcext:value-type="string">
            <text:p>n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シードラ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2">
          <table:table-cell office:value-type="string" calcext:value-type="string">
            <text:p>n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アズマオウ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スターミー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カイロス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かたやぶり</text:p>
          </table:table-cell>
        </table:table-row>
        <table:table-row table:style-name="ro1">
          <table:table-cell office:value-type="string" calcext:value-type="string">
            <text:p>n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ケンタロス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いかりのつぼ</text:p>
          </table:table-cell>
        </table:table-row>
        <table:table-row table:style-name="ro2">
          <table:table-cell office:value-type="string" calcext:value-type="string">
            <text:p>n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ギャラドス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ラプラス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メタモン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シャワーズ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サンダース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ブースター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3T22:02:42.992457447</dc:date>
    <meta:editing-duration>PT14H26M24S</meta:editing-duration>
    <meta:editing-cycles>35</meta:editing-cycles>
    <meta:generator>LibreOffice/7.3.7.2$Linux_X86_64 LibreOffice_project/30$Build-2</meta:generator>
    <meta:document-statistic meta:table-count="1" meta:cell-count="4247" meta:object-count="0"/>
  </office:meta>
</office:document-meta>
</file>